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Sovelluksen kuvaus</text:h>
      <text:p text:style-name="Standard">Petsite on virtuaalilemmikkisivu, jossa voi adoptoida itselleen lemmikkejä ja kommunikoida niiden kanssa. Admin voi luoda uusia lemmikkilajeja ja esineitä.</text:p>
      <text:p text:style-name="Standard"/>
      <text:h text:style-name="Heading_20_1" text:outline-level="1">2. Toteutetut käyttötapaukset</text:h>
      <text:p text:style-name="Standard">Lemmikin luominen</text:p>
      <text:p text:style-name="Standard">Lemmikin tuhoaminen</text:p>
      <text:p text:style-name="Standard">Lemmikkilajin luominen</text:p>
      <text:p text:style-name="Standard">Esineen hankkiminen inventoryyn </text:p>
      <text:p text:style-name="Standard">Esineen syöttäminen lemmikille</text:p>
      <text:h text:style-name="Heading_20_1" text:outline-level="1">3. Käynnistys- ja käyttöohje</text:h>
      <text:p text:style-name="Standard">Harjoitustyö on asennettu osoitteessa <text:a xlink:type="simple" xlink:href="https://quiet-wildwood-20674.herokuapp.com/">https://quiet-wildwood-20674.herokuapp.com/</text:a> .</text:p>
      <text:p text:style-name="Standard"/>
      <text:p text:style-name="Standard">Sovelluksessa on valmiina kaksi käyttäjää, user (salasana user), jolla on peruskäyttäjän oikeudet, ja foo (salasana bar), jolla on admin-oikeudet. Sovellukseen voi myös luoda oman käyttäjän signup-sivulla.</text:p>
      <text:p text:style-name="Standard"/>
      <text:h text:style-name="Heading_20_1" text:outline-level="1">4 Testaus, tunnetut bugit ja puutteet &amp; jatkokehitysideat</text:h>
      <text:p text:style-name="Standard">---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11:48:50.58</meta:creation-date>
    <meta:generator>OpenOffice.org/3.4.1$Win32 OpenOffice.org_project/341m1$Build-9593</meta:generator>
    <dc:date>2016-12-18T17:46:03.31</dc:date>
    <meta:editing-duration>PT33M54S</meta:editing-duration>
    <meta:editing-cycles>13</meta:editing-cycles>
    <meta:document-statistic meta:table-count="0" meta:image-count="0" meta:object-count="0" meta:page-count="1" meta:paragraph-count="13" meta:word-count="81" meta:character-count="701"/>
  </office:meta>
</office:document-meta>
</file>